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29cm" fo:min-width="1.479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799cm" svg:height="2.799cm" svg:x="3.501cm" svg:y="2.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9cm" svg:height="2.799cm" svg:x="14.9cm" svg:y="2.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9cm" svg:height="2.799cm" svg:x="3.401cm" svg:y="8.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9cm" svg:height="2.799cm" svg:x="14.9cm" svg:y="8.401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9cm" svg:height="2.799cm" svg:x="3.401cm" svg:y="14.601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9cm" svg:height="2.799cm" svg:x="15cm" svg:y="14.401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2cm" svg:y1="4.2cm" svg:x2="15cm" svg:y2="4.2cm">
          <text:p text:style-name="P1"/>
          <text:p text:style-name="P1"/>
          <text:p text:style-name="P1"><text:span text:style-name="T1">1</text:span></text:p>
          <text:p text:style-name="P1"/>
        </draw:line>
        <draw:line draw:style-name="gr3" draw:text-style-name="P3" draw:layer="layout" svg:x1="15.4cm" svg:y1="5cm" svg:x2="5.8cm" svg:y2="8.8cm">
          <text:p text:style-name="P1"><text:span text:style-name="T1"/></text:p>
        </draw:line>
        <draw:line draw:style-name="gr3" draw:text-style-name="P3" draw:layer="layout" svg:x1="16.3cm" svg:y1="5.6cm" svg:x2="16.4cm" svg:y2="8.5cm">
          <text:p text:style-name="P1"><text:span text:style-name="T1"/></text:p>
        </draw:line>
        <draw:line draw:style-name="gr3" draw:text-style-name="P3" draw:layer="layout" svg:x1="4.9cm" svg:y1="8.3cm" svg:x2="4.9cm" svg:y2="5.5cm">
          <text:p text:style-name="P1"><text:span text:style-name="T1"/></text:p>
        </draw:line>
        <draw:line draw:style-name="gr3" draw:text-style-name="P3" draw:layer="layout" svg:x1="4.8cm" svg:y1="11.4cm" svg:x2="4.8cm" svg:y2="14.2cm">
          <text:p text:style-name="P1"><text:span text:style-name="T1"/></text:p>
        </draw:line>
        <draw:custom-shape draw:style-name="gr1" draw:text-style-name="P2" draw:layer="layout" svg:width="2.799cm" svg:height="2.799cm" svg:x="3.301cm" svg:y="20.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99cm" svg:height="2.799cm" svg:x="14.9cm" svg:y="20.4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cm" svg:y1="9.7cm" svg:x2="6.2cm" svg:y2="10.1cm">
          <text:p text:style-name="P1"><text:span text:style-name="T1"/></text:p>
        </draw:line>
        <draw:line draw:style-name="gr3" draw:text-style-name="P3" draw:layer="layout" svg:x1="6.4cm" svg:y1="15.9cm" svg:x2="14.5cm" svg:y2="16cm">
          <text:p text:style-name="P1"><text:span text:style-name="T1"/></text:p>
        </draw:line>
        <draw:line draw:style-name="gr3" draw:text-style-name="P3" draw:layer="layout" svg:x1="16.3cm" svg:y1="14.4cm" svg:x2="16.4cm" svg:y2="11.6cm">
          <text:p text:style-name="P1"><text:span text:style-name="T1"/></text:p>
        </draw:line>
        <draw:line draw:style-name="gr3" draw:text-style-name="P3" draw:layer="layout" svg:x1="4.7cm" svg:y1="17.6cm" svg:x2="4.6cm" svg:y2="20.3cm">
          <text:p text:style-name="P1"><text:span text:style-name="T1"/></text:p>
        </draw:line>
        <draw:line draw:style-name="gr3" draw:text-style-name="P3" draw:layer="layout" svg:x1="6cm" svg:y1="22cm" svg:x2="14.4cm" svg:y2="21.8cm">
          <text:p text:style-name="P1"><text:span text:style-name="T1"/></text:p>
        </draw:line>
        <draw:line draw:style-name="gr3" draw:text-style-name="P3" draw:layer="layout" svg:x1="16.5cm" svg:y1="20.3cm" svg:x2="16.5cm" svg:y2="17.2cm">
          <text:p text:style-name="P1"><text:span text:style-name="T1"/></text:p>
        </draw:line>
        <draw:line draw:style-name="gr3" draw:text-style-name="P3" draw:layer="layout" svg:x1="15.6cm" svg:y1="16.8cm" svg:x2="5.7cm" svg:y2="20.9cm">
          <text:p text:style-name="P1"><text:span text:style-name="T1"/></text:p>
        </draw:line>
        <draw:frame draw:style-name="gr4" draw:text-style-name="P4" draw:layer="layout" svg:width="0.8cm" svg:height="1.4cm" svg:x="3.8cm" svg:y="6.6cm">
          <draw:text-box draw:corner-radius="0.9cm">
            <text:p><text:span text:style-name="T1">2</text:span></text:p>
          </draw:text-box>
        </draw:frame>
        <draw:frame draw:style-name="gr4" draw:text-style-name="P4" draw:layer="layout" svg:width="0.8cm" svg:height="1.4cm" svg:x="8.5cm" svg:y="6cm">
          <draw:text-box draw:corner-radius="0.9cm">
            <text:p><text:span text:style-name="T1">3</text:span></text:p>
          </draw:text-box>
        </draw:frame>
        <draw:frame draw:style-name="gr4" draw:text-style-name="P4" draw:layer="layout" svg:width="0.8cm" svg:height="1.4cm" svg:x="16.7cm" svg:y="6.3cm">
          <draw:text-box draw:corner-radius="0.9cm">
            <text:p><text:span text:style-name="T1">2</text:span></text:p>
          </draw:text-box>
        </draw:frame>
        <draw:frame draw:style-name="gr4" draw:text-style-name="P4" draw:layer="layout" svg:width="0.9cm" svg:height="1.4cm" svg:x="10.7cm" svg:y="8.5cm">
          <draw:text-box draw:corner-radius="0.9cm">
            <text:p><text:span text:style-name="T1">1</text:span></text:p>
          </draw:text-box>
        </draw:frame>
        <draw:frame draw:style-name="gr4" draw:text-style-name="P4" draw:layer="layout" svg:width="0.8cm" svg:height="1.4cm" svg:x="5.1cm" svg:y="11.9cm">
          <draw:text-box draw:corner-radius="0.9cm">
            <text:p><text:span text:style-name="T1">2</text:span></text:p>
          </draw:text-box>
        </draw:frame>
        <draw:frame draw:style-name="gr4" draw:text-style-name="P4" draw:layer="layout" svg:width="0.8cm" svg:height="1.4cm" svg:x="10.5cm" svg:y="14.3cm">
          <draw:text-box draw:corner-radius="0.9cm">
            <text:p><text:span text:style-name="T1">3</text:span></text:p>
          </draw:text-box>
        </draw:frame>
        <draw:frame draw:style-name="gr4" draw:text-style-name="P4" draw:layer="layout" svg:width="0.8cm" svg:height="1.4cm" svg:x="16.9cm" svg:y="11.8cm">
          <draw:text-box draw:corner-radius="0.9cm">
            <text:p><text:span text:style-name="T1">1</text:span></text:p>
          </draw:text-box>
        </draw:frame>
        <draw:frame draw:style-name="gr4" draw:text-style-name="P4" draw:layer="layout" svg:width="1.7cm" svg:height="1.4cm" svg:x="3.4cm" svg:y="17.8cm">
          <draw:text-box draw:corner-radius="0.9cm">
            <text:p><text:span text:style-name="T1">2</text:span></text:p>
          </draw:text-box>
        </draw:frame>
        <draw:frame draw:style-name="gr4" draw:text-style-name="P4" draw:layer="layout" svg:width="1.7cm" svg:height="1.4cm" svg:x="9.1cm" svg:y="18cm">
          <draw:text-box draw:corner-radius="0.9cm">
            <text:p><text:span text:style-name="T1">1</text:span></text:p>
          </draw:text-box>
        </draw:frame>
        <draw:frame draw:style-name="gr4" draw:text-style-name="P4" draw:layer="layout" svg:width="1.8cm" svg:height="1.4cm" svg:x="10.6cm" svg:y="20.3cm">
          <draw:text-box draw:corner-radius="0.9cm">
            <text:p><text:span text:style-name="T1">2</text:span></text:p>
          </draw:text-box>
        </draw:frame>
        <draw:frame draw:style-name="gr4" draw:text-style-name="P4" draw:layer="layout" svg:width="1.7cm" svg:height="1.4cm" svg:x="16.9cm" svg:y="18.2cm">
          <draw:text-box draw:corner-radius="0.9cm">
            <text:p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2T14:27:54.882000000</meta:creation-date>
    <dc:date>2015-10-02T17:23:05.234000000</dc:date>
    <meta:editing-duration>PT2H17M2S</meta:editing-duration>
    <meta:editing-cycles>1</meta:editing-cycles>
    <meta:document-statistic meta:object-count="31"/>
    <meta:generator>LibreOffice/5.0.1.2$Windows_x86 LibreOffice_project/81898c9f5c0d43f3473ba111d7b351050be20261</meta:generator>
  </office:meta>
</office:document-meta>
</file>